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Standard">
      <style:paragraph-properties fo:margin-left="0in" fo:margin-right="0in" fo:text-indent="0in" style:auto-text-indent="false"/>
    </style:style>
    <style:style style:name="P4" style:family="paragraph" style:parent-style-name="FrontMatter">
      <style:paragraph-properties fo:text-align="end" style:justify-single-word="false"/>
    </style:style>
    <style:style style:name="P5" style:family="paragraph" style:parent-style-name="FrontMatter">
      <style:text-properties officeooo:paragraph-rsid="0039f3f5"/>
    </style:style>
    <style:style style:name="P6" style:family="paragraph" style:parent-style-name="FrontMatter">
      <style:text-properties officeooo:paragraph-rsid="0043031d"/>
    </style:style>
    <style:style style:name="P7" style:family="paragraph" style:parent-style-name="Quotations">
      <style:paragraph-properties fo:text-align="center" style:justify-single-word="false"/>
      <style:text-properties officeooo:paragraph-rsid="004b2ece"/>
    </style:style>
    <style:style style:name="P8" style:family="paragraph" style:parent-style-name="Quotations">
      <style:text-properties officeooo:paragraph-rsid="0064c991"/>
    </style:style>
    <style:style style:name="P9" style:family="paragraph" style:parent-style-name="Quotations">
      <style:text-properties officeooo:paragraph-rsid="00665be3"/>
    </style:style>
    <style:style style:name="P10" style:family="paragraph" style:parent-style-name="First_20_line_20_indent">
      <style:text-properties officeooo:paragraph-rsid="008d7f4c"/>
    </style:style>
    <style:style style:name="P11" style:family="paragraph" style:parent-style-name="Chapter_2c__20_nonbreaking">
      <style:text-properties style:font-name="TeXGyreTermes" fo:font-size="12pt" officeooo:rsid="00588612" style:font-name-asian="Linux Libertine G" style:font-size-asian="14pt" style:font-name-complex="Linux Libertine G" style:font-size-complex="14pt"/>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73ff9"/>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6"><text:user-field-get text:name="AddressCityStateZip">Providence, RI 02906</text:user-field-get></text:p>
            <text:p text:style-name="P6"><text:user-field-get text:name="Phone">401.555.1212</text:user-field-get><text:line-break/><text:user-field-get text:name="EmailAdress">crawlingchaos@example.com</text:user-field-get></text:p>
            <text:p text:style-name="P5"/>
            <text:p text:style-name="P5"><text:user-field-get text:name="DateMMMMYYYY">February 1931</text:user-field-get></text:p>
          </table:table-cell>
          <table:table-cell office:value-type="string">
            <text:p text:style-name="P4"/>
          </table:table-cell>
        </table:table-row>
      </table:table>
      <text:p text:style-name="P3"/>
      <text:h text:style-name="Title" text:outline-level="1"><office:annotation office:name="__Annotation__8899_4188226081"><dc:creator>Howard Phillips Lovecraft</dc:creator><dc:date>2020-05-01T00:17:59.502870856</dc:date><loext:sender-initials>HL</loext:sender-initials><text:p text:style-name="P14"><text:span text:style-name="T2">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1748_1264646960"><dc:creator>Howard Phillips Lovecraft</dc:creator><dc:date>2020-05-01T01:37:49.556827145</dc:date><loext:sender-initials>HL</loext:sender-initials><text:p text:style-name="P14"><text:span text:style-name="T2">If you want this page to be start as number “1”, you have to right click, the “Part 1” here (the first paragraph), then edit the Paragraph style, then &gt; Text flow &gt; With page style: Default Style and Page number: 1</text:span><text:span text:style-name="T2"><text:line-break/></text:span><text:span text:style-name="T2">Yes. It is a terrible process.</text:span></text:p></office:annotation>Part <text:span text:style-name="T1">1</text:span>.<office:annotation-end office:name="__Annotation__1748_1264646960"/></text:h>
      <text:h text:style-name="P11" text:outline-level="2">I.</text:h>
      <text:p text:style-name="Text_20_body">I am forced into speech because men of science have refused to follow my advice without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graduate assistants—a brilliant young fellow named Danforth—pointed out what looked like lava on the snowy slope; remarking that this mountain, discovered in 1840, had undoubtedly been the source of Poe’s image when he wrote seven years later of</text:p>
      <text:p text:style-name="P7">“—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text:soft-page-break/>squadron on November 21 over the lofty shelf ice, with vast peaks rising on the west, and the unfathomed silences echoing to the sound of our engines. Wind troubled us only moderately, and our radio compasses helped us through the one opaque fog we encountered. When the vast rise 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ext:soft-page-break/>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good luck and efficiency had indeed been almost uncanny.</text:p>
      <text:p text:style-name="First_20_line_20_indent">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text:soft-page-break/>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text:soft-page-break/>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ext:soft-page-break/>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text:soft-page-break/>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ext:soft-page-break/>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text:soft-page-break/>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text:soft-page-break/>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text:soft-page-break/>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8">“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8"><text:soft-page-break/>“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after 8 inches into five small, tapering tentacles or tendrils, giving each stalk a total of 25 tentacles.</text:p>
      <text:p text:style-name="P8">“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9">“At bottom of torso rough but dissimilarly functioning counterparts of head arrangements exist. Bulbous light-grey pseudo-neck, without gill <text:soft-page-break/>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moved, display suggestions of exaggerated muscularity. As found, all these projections tightly folded over pseudo-neck and end of torso, corresponding to projections at other end.</text:p>
      <text:p text:style-name="P9">“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9">“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text:soft-page-break/>have always thought conception formed from morbid imaginative treatment of very ancient tropical radiata. Also like prehistoric folklore things Wilmarth has spoken of—Cthulhu cult appendages, etc.</text:p>
      <text:p text:style-name="P9">“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text:soft-page-break/>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vegetable evidences that Lake was left hopelessly at sea. It had digestion and circulation, and 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text:soft-page-break/>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conception as to make Lake whimsically recall the primal myths about Great Old Ones who 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First_20_line_20_indent"><text:soft-page-break/>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text:soft-page-break/>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text:soft-page-break/>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here bulbously enlarged and often capped with tiers of thinnish scalloped discs; and strange, beetling, table-like constructions suggesting piles of multitudinous rectangular slabs or circular <text:soft-page-break/>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text:soft-page-break/>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text:soft-page-break/>been completely blown away.</text:p>
      <text:p text:style-name="First_20_line_20_indent">We were careful, too, about the public’s general peace of mind; hence Danforth and I said 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text:soft-page-break/>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ext:soft-page-break/>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ext:soft-page-break/>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text:soft-page-break/>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ext:soft-page-break/>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text:soft-page-break/>We had risen gradually in flying over the higher foothills and along toward the relatively low pass we had selected. As we advanced we occasionally looked down at the snow and ice of the land route, wondering whether we could have attempted the trip with the simpler equipment 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text:soft-page-break/>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text:soft-page-break/>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aimlessly in realms of fantastic associations—even weaving links betwixt this lost world and some of my own wildest dreams concerning the mad horror at the camp.</text:p>
      <text:p text:style-name="First_20_line_20_indent"><text:soft-page-break/>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text:soft-page-break/>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text:soft-page-break/>still roofed at the top. Before we left the rampart we photographed it carefully, and studied its mortarless Cyclopean masonry with complete bewilderment. We wished that Pabodie were present, for his engineering knowledge might have helped us guess how such titanic blocks could 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text:soft-page-break/>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text:soft-page-break/>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ext:soft-page-break/>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text:soft-page-break/>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text:soft-page-break/>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he upper rooms except when studying sculptured details. Below the ice-cap, however, the twilight deepened; and in many parts of the tangled ground level there was an approach to absolute blackness.</text:p>
      <text:p text:style-name="First_20_line_20_indent"><text:soft-page-break/>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text:soft-page-break/>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text:soft-page-break/>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ext:soft-page-break/>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text:soft-page-break/>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text:soft-page-break/>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ext:soft-page-break/>their terrene advent, to sally forth again into the planetary ether; but despite all traditional 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text:soft-page-break/>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text:soft-page-break/>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text:soft-page-break/>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he city was complete long before the conventional opening of the Pleistocene—500,000 years ago—as reckoned in terms of the earth’s whole surface.</text:p>
      <text:p text:style-name="First_20_line_20_indent"><text:soft-page-break/>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text:soft-page-break/>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text:soft-page-break/>delivered? Had any of the Old Ones shifted north ahead of the creeping ice-cap? Existing geology shews no trace of their presence. Had the frightful Mi-Go been still a menace in the outer land world of the north? Could one be sure of what might or might not linger even to this 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0">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text:soft-page-break/>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text:soft-page-break/>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could not shake off, and the smell of gasoline grew stronger. More and more ruin met our eyes and hampered our feet, until very soon we saw that the forward way was about to cease. We had <text:soft-page-break/>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text:soft-page-break/>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ext:soft-page-break/>those others had descended.</text:p>
      <text:p text:style-name="First_20_line_20_indent">At any rate, the thing we did was to study the terrible sketches—which quite perfectly confirmed our own—and start back over the indicated course to the circular place; the course 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text:soft-page-break/>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text:soft-page-break/>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text:soft-page-break/>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farther one advanced, the warmer it became; so that we were soon unbuttoning our heavy garments. We wondered whether there were any actually igneous manifestations below, and <text:soft-page-break/>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text:soft-page-break/>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text:soft-page-break/>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text:soft-page-break/>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text:soft-page-break/>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automatic plunge for the sane outer air and light of day.</text:p>
      <text:p text:style-name="First_20_line_20_indent"><text:soft-page-break/>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ext:soft-page-break/>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ext:soft-page-break/>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text:soft-page-break/>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text:soft-page-break/>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text:soft-page-break/>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had snatches of shouted conversation above the wind’s piping and the engine’s buzzing as we reached the safe side of the range and swooped slowly down toward the camp, but that had mostly to do with the pledges of secrecy we had made as we prepared to leave the nightmare <text:soft-page-break/>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dc:creator>Howard Phillips Lovecraft</dc:creator><dc:date>2020-05-01T03:46:19.743017943</dc:date><loext:sender-initials>HL</loext:sender-initials><text:p text:style-name="P14"><text:span text:style-name="T2">For novels this is commonly “The End” and for short stories, it is commonly “# #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99" fo:text-indent="0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line-height="115%"/>
      <style:text-properties fo:font-size="12pt"/>
    </style:style>
    <style:style style:name="Quotations" style:family="paragraph" style:parent-style-name="Standard" style:class="html">
      <style:paragraph-properties fo:margin-left="0.5in" fo:margin-right="0.5in" fo:margin-top="0.2in" fo:margin-bottom="0.2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margin-left="0.5in" fo:margin-right="0in" fo:margin-top="0.1701in" fo:margin-bottom="0.0799in" loext:contextual-spacing="true" fo:text-align="center" style:justify-single-word="false" fo:text-indent="0in" style:auto-text-indent="false" style:page-number="auto"/>
      <style:text-properties fo:font-size="12pt"/>
    </style:style>
    <style:style style:name="FrontMatter" style:family="paragraph" style:parent-style-name="Novel_7c_Story_20_Additional_20_Text_20_Styles_20__28_don_27_t_20_use_20_directly_29_"/>
    <style:style style:name="Novel_7c_Story_20_Additional_20_Text_20_Styles_20__28_don_27_t_20_use_20_directly_29_" style:display-name="Novel|Story Additional Text Styles (don't use directly)" style:family="paragraph" style:parent-style-name="Text_20_body">
      <style:paragraph-properties fo:line-height="115%"/>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text-align="center" style:justify-single-word="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Header_20_right"><text:user-field-get text:name="Surname">Lovecraft</text:user-field-get><text:s/>/ <text:user-field-get text:name="RunningTitle">At the Mountains</text:user-field-get><text:s/>/ <text:page-number text:select-page="current">1</text:page-number></text:p>
      </style:header>
      <loext:header-first>
        <text:p text:style-name="MP1"/>
      </loext:header-first>
      <style:footer>
        <text:p text:style-name="MP2"/>
      </style:footer>
      <loext:footer-first>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89" meta:paragraph-count="290" meta:word-count="40940" meta:character-count="245850" meta:non-whitespace-character-count="205621"/>
    <meta:template xlink:type="simple" xlink:actuate="onRequest" xlink:title="Manuscript, Novel and Short Story" xlink:href="../../../../../Templates/Manuscript,%20Novel%20and%20Short%20Story.ott" meta:date="2020-05-02T03:16:52.887061741"/>
  </office:meta>
</office:document-meta>
</file>